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3ae" officeooo:paragraph-rsid="000393ae"/>
    </style:style>
    <style:style style:name="P2" style:family="paragraph" style:parent-style-name="Standard">
      <style:text-properties officeooo:rsid="000393ae" officeooo:paragraph-rsid="0006f060"/>
    </style:style>
    <style:style style:name="P3" style:family="paragraph" style:parent-style-name="Standard">
      <style:text-properties fo:font-size="12pt" style:text-underline-style="none" fo:font-weight="normal" officeooo:rsid="000393ae" officeooo:paragraph-rsid="000393a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03c4fa" officeooo:paragraph-rsid="0003c4fa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499db" officeooo:paragraph-rsid="000499d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0550c2" officeooo:paragraph-rsid="000550c2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7dbce" officeooo:paragraph-rsid="0007dbce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0825ef" officeooo:paragraph-rsid="000825e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089334" officeooo:paragraph-rsid="00089334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0a2ab6" officeooo:paragraph-rsid="000a2ab6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2">Projet Java</text:span></text:p>
      <text:p text:style-name="P2"><text:span text:style-name="T2">http://ilafaye.free.fr/Travail/licence/recettes/recettes.html</text:span></text:p>
      <text:p text:style-name="P1"><text:span text:style-name="T2"/></text:p>
      <text:p text:style-name="P3"><text:span text:style-name="T1">classe</text:span> Recette : </text:p>
      <text:p text:style-name="P3">intitulé String </text:p>
      <text:p text:style-name="P3">ArrayList Ingrédient</text:p>
      <text:p text:style-name="P3">Déroulement de la recette String</text:p>
      <text:p text:style-name="P4">int note</text:p>
      <text:p text:style-name="P4">int temps de prep</text:p>
      <text:p text:style-name="P4">int difficulté</text:p>
      <text:p text:style-name="P4">String Rapport qual/prix</text:p>
      <text:p text:style-name="P5">ArrayList image</text:p>
      <text:p text:style-name="P9">int Nombre de couvert </text:p>
      <text:p text:style-name="P5"/>
      <text:p text:style-name="P5"/>
      <text:p text:style-name="P6"><text:span text:style-name="T1">classe</text:span> Ingrédient </text:p>
      <text:p text:style-name="P6">String nom</text:p>
      <text:p text:style-name="P6">int quantité</text:p>
      <text:p text:style-name="P6"/>
      <text:p text:style-name="P6"/>
      <text:p text:style-name="P6"/>
      <text:p text:style-name="P6"/>
      <text:p text:style-name="P7"><text:span text:style-name="T1">interface graphique</text:span> :</text:p>
      <text:p text:style-name="P7">BARRE DE RECHERCHE (selection recette/ingredient)</text:p>
      <text:p text:style-name="P7">MENU DEROULANT (fini ce que tu ecris, ci ,,, citron)</text:p>
      <text:p text:style-name="P7">HISTORIQUE de recette consulté</text:p>
      <text:p text:style-name="P8">page d’acceuil recette mieux notées.</text:p>
      <text:p text:style-name="P8">Button ajouter recette, modifier recette.</text:p>
      <text:p text:style-name="P9"/>
      <text:p text:style-name="P8"/>
      <text:p text:style-name="P7"/>
      <text:p text:style-name="P10">Outil de conseil sur l’apérit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10:57:13.100884193</meta:creation-date>
    <dc:date>2021-03-10T12:08:43.226288103</dc:date>
    <meta:editing-duration>PT24M58S</meta:editing-duration>
    <meta:editing-cycles>1</meta:editing-cycles>
    <meta:document-statistic meta:table-count="0" meta:image-count="0" meta:object-count="0" meta:page-count="1" meta:paragraph-count="22" meta:word-count="75" meta:character-count="563" meta:non-whitespace-character-count="500"/>
    <meta:generator>LibreOffice/6.1.5.2$Linux_X86_64 LibreOffice_project/10$Build-2</meta:generator>
  </office:meta>
</office:document-meta>
</file>